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Naissance</text:p>
          </table:table-cell>
          <table:table-cell office:value-type="string">
            <text:p>nom pere</text:p>
          </table:table-cell>
          <table:table-cell table:number-columns-repeated="6"/>
        </table:table-row>
        <table:table-row table:style-name="ro4">
          <table:table-cell office:value-type="string">
            <text:p>[block1;block=begin][block1.id]</text:p>
          </table:table-cell>
          <table:table-cell office:value-type="string">
            <text:p>[block1.nom]</text:p>
          </table:table-cell>
          <table:table-cell office:value-type="string">
            <text:p>[block1.prenom]</text:p>
          </table:table-cell>
          <table:table-cell office:value-type="string">
            <text:p>[block1.numeroacte]</text:p>
          </table:table-cell>
          <table:table-cell office:value-type="string">
            <text:p>[block1.dateacte]</text:p>
          </table:table-cell>
          <table:table-cell office:value-type="string">
            <text:p>[block1.typeacte]</text:p>
          </table:table-cell>
          <table:table-cell office:value-type="string">
            <text:p>[block1.lieuNaissance]</text:p>
          </table:table-cell>
          <table:table-cell office:value-type="string">
            <text:p>[block1.nompere]</text:p>
          </table:table-cell>
          <table:table-cell table:number-columns-repeated="6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3:52:39</dc:date>
    <dc:creator>romain </dc:creator>
    <meta:editing-duration>PT6H45M16S</meta:editing-duration>
    <meta:editing-cycles>68</meta:editing-cycles>
    <meta:document-statistic meta:table-count="3" meta:cell-count="48" meta:object-count="0"/>
  </office:meta>
</office:document-meta>
</file>